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officeooo:rsid="001800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Joh</text:span>n Doe</text:p>
      <text:p text:style-name="P7"/>
      <text:p text:style-name="P7"><text:span text:style-name="T3">D.O.B:</text:span> <text:span text:style-name="T6">0</text:span>2/05/1989</text:p>
      <text:p text:style-name="P7"/>
      <text:p text:style-name="P5">Location: <text:span text:style-name="T5">25 Oak Circle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9a9a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9a9a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7T13:32:34.416397418</dc:date>
    <meta:editing-duration>PT1H7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198" meta:non-whitespace-character-count="173"/>
  </office:meta>
</office:document-meta>
</file>